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41.45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37.5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84.28mm" svg:y="23.36mm">
            <loext:p draw:notify-on-update-of-ranges="Feuille1.A1:Feuille1.A30 Feuille1.B1:Feuille1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.96mm" svg:y="1mm">
            <loext:p draw:notify-on-update-of-ranges="Feuille1.E1:Feuille1.E37 Feuille1.F1:Feuille1.F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windowsize</text:p>
          </table:table-cell>
          <table:table-cell office:value-type="string" calcext:value-type="string">
            <text:p>client1 (ko/s)</text:p>
          </table:table-cell>
          <table:table-cell table:number-columns-repeated="2"/>
          <table:table-cell office:value-type="string" calcext:value-type="string">
            <text:p>windowsize</text:p>
          </table:table-cell>
          <table:table-cell office:value-type="string" calcext:value-type="string">
            <text:p>Client2 (ko/s)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5" calcext:value-type="float">
            <text:p>945</text:p>
          </table:table-cell>
          <table:table-cell office:value-type="float" office:value="947" calcext:value-type="float">
            <text:p>947</text:p>
          </table:table-cell>
          <table:table-cell office:value-type="float" office:value="964" calcext:value-type="float">
            <text:p>96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68" calcext:value-type="float">
            <text:p>86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7" calcext:value-type="float">
            <text:p>1247</text:p>
          </table:table-cell>
          <table:table-cell office:value-type="float" office:value="1234" calcext:value-type="float">
            <text:p>1234</text:p>
          </table:table-cell>
          <table:table-cell office:value-type="float" office:value="1250" calcext:value-type="float">
            <text:p>12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911" calcext:value-type="float">
            <text:p>91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7" calcext:value-type="float">
            <text:p>1437</text:p>
          </table:table-cell>
          <table:table-cell table:number-columns-repeated="2"/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941" calcext:value-type="float">
            <text:p>94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84" calcext:value-type="float">
            <text:p>1584</text:p>
          </table:table-cell>
          <table:table-cell table:number-columns-repeated="2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74" calcext:value-type="float">
            <text:p>974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54" calcext:value-type="float">
            <text:p>1654</text:p>
          </table:table-cell>
          <table:table-cell table:number-columns-repeated="2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948" calcext:value-type="float">
            <text:p>948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74" calcext:value-type="float">
            <text:p>1674</text:p>
          </table:table-cell>
          <table:table-cell table:number-columns-repeated="2"/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985" calcext:value-type="float">
            <text:p>985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12" calcext:value-type="float">
            <text:p>1712</text:p>
          </table:table-cell>
          <table:table-cell table:number-columns-repeated="2"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01" calcext:value-type="float">
            <text:p>100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023" calcext:value-type="float">
            <text:p>1023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51" calcext:value-type="float">
            <text:p>1751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42" calcext:value-type="float">
            <text:p>1042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68" calcext:value-type="float">
            <text:p>1868</text:p>
          </table:table-cell>
          <table:table-cell table:number-columns-repeated="2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51" calcext:value-type="float">
            <text:p>1051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065" calcext:value-type="float">
            <text:p>1065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82" calcext:value-type="float">
            <text:p>1782</text:p>
          </table:table-cell>
          <table:table-cell table:number-columns-repeated="2"/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055" calcext:value-type="float">
            <text:p>1055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71" calcext:value-type="float">
            <text:p>1871</text:p>
          </table:table-cell>
          <table:table-cell table:number-columns-repeated="2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046" calcext:value-type="float">
            <text:p>1046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05" calcext:value-type="float">
            <text:p>1905</text:p>
          </table:table-cell>
          <table:table-cell office:value-type="float" office:value="1837" calcext:value-type="float">
            <text:p>1837</text:p>
          </table:table-cell>
          <table:table-cell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79" calcext:value-type="float">
            <text:p>1079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085" calcext:value-type="float">
            <text:p>1085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80" calcext:value-type="float">
            <text:p>1780</text:p>
          </table:table-cell>
          <table:table-cell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100" calcext:value-type="float">
            <text:p>1100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104" calcext:value-type="float">
            <text:p>1104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39" calcext:value-type="float">
            <text:p>1739</text:p>
          </table:table-cell>
          <table:table-cell table:number-columns-repeated="2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60" calcext:value-type="float">
            <text:p>1060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46" calcext:value-type="float">
            <text:p>1746</text:p>
          </table:table-cell>
          <table:table-cell table:number-columns-repeated="2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68" calcext:value-type="float">
            <text:p>1068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105" calcext:value-type="float">
            <text:p>1105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73" calcext:value-type="float">
            <text:p>1773</text:p>
          </table:table-cell>
          <table:table-cell table:number-columns-repeated="2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067" calcext:value-type="float">
            <text:p>1067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49" calcext:value-type="float">
            <text:p>1749</text:p>
          </table:table-cell>
          <table:table-cell table:number-columns-repeated="2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081" calcext:value-type="float">
            <text:p>1081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17" calcext:value-type="float">
            <text:p>1517</text:p>
          </table:table-cell>
          <table:table-cell table:number-columns-repeated="2"/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094" calcext:value-type="float">
            <text:p>1094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37" calcext:value-type="float">
            <text:p>1537</text:p>
          </table:table-cell>
          <table:table-cell table:number-columns-repeated="2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114" calcext:value-type="float">
            <text:p>1114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54" calcext:value-type="float">
            <text:p>1554</text:p>
          </table:table-cell>
          <table:table-cell table:number-columns-repeated="2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086" calcext:value-type="float">
            <text:p>1086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1" calcext:value-type="float">
            <text:p>1441</text:p>
          </table:table-cell>
          <table:table-cell table:number-columns-repeated="2"/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182" calcext:value-type="float">
            <text:p>1182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148" calcext:value-type="float">
            <text:p>1148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65" calcext:value-type="float">
            <text:p>1565</text:p>
          </table:table-cell>
          <table:table-cell table:number-columns-repeated="2"/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11" calcext:value-type="float">
            <text:p>1111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37" calcext:value-type="float">
            <text:p>1537</text:p>
          </table:table-cell>
          <table:table-cell table:number-columns-repeated="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144" calcext:value-type="float">
            <text:p>11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151" calcext:value-type="float">
            <text:p>115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107" calcext:value-type="float">
            <text:p>110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290" calcext:value-type="float">
            <text:p>129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221" calcext:value-type="float">
            <text:p>122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1212" calcext:value-type="float">
            <text:p>121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239" calcext:value-type="float">
            <text:p>123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201" calcext:value-type="float">
            <text:p>1201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09:22:02.484089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19:14.333591164</meta:creation-date>
    <dc:date>2018-05-23T10:22:00.879015750</dc:date>
    <meta:editing-duration>PT1H15M43S</meta:editing-duration>
    <meta:editing-cycles>11</meta:editing-cycles>
    <meta:generator>LibreOffice/5.2.7.2$Linux_X86_64 LibreOffice_project/20m0$Build-2</meta:generator>
    <meta:document-statistic meta:table-count="1" meta:cell-count="1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1.A1:Feuille1.B30" chart:data-source-has-labels="column" svg:x="0.32cm" svg:y="0.18cm" svg:width="12.428cm" svg:height="8.64cm">
          <chartooo:coordinate-region svg:x="1.312cm" svg:y="0.379cm" svg:width="11.436cm" svg:height="7.396cm"/>
          <chart:axis chart:dimension="x" chart:name="primary-x" chart:style-name="ch4" chartooo:axis-type="auto">
            <chartooo:date-scale/>
            <chart:categories table:cell-range-address="Feuille1.A1:Feuille1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30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windowsize</text:p>
                <draw:g>
                  <svg:desc>Feuille1.A1:Feuille1.A30</svg:desc>
                </draw:g>
              </table:table-cell>
              <table:table-cell office:value-type="float" office:value="NaN">
                <text:p>NaN</text:p>
                <draw:g>
                  <svg:desc>Feuille1.B1:Feuille1.B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37">
                <text:p>1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Feuille1.E1:Feuille1.F37" chart:data-source-has-labels="column" svg:x="0.32cm" svg:y="0.18cm" svg:width="12.455cm" svg:height="8.64cm">
          <chartooo:coordinate-region svg:x="1.193cm" svg:y="0.379cm" svg:width="11.092cm" svg:height="7.396cm"/>
          <chart:axis chart:dimension="x" chart:name="primary-x" chart:style-name="ch4" chartooo:axis-type="auto">
            <chartooo:date-scale/>
            <chart:categories table:cell-range-address="Feuille1.E1:Feuille1.E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F1:Feuille1.F37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windowsize</text:p>
                <draw:g>
                  <svg:desc>Feuille1.E1:Feuille1.E37</svg:desc>
                </draw:g>
              </table:table-cell>
              <table:table-cell office:value-type="float" office:value="NaN">
                <text:p>NaN</text:p>
                <draw:g>
                  <svg:desc>Feuille1.F1:Feuille1.F37</svg:desc>
                </draw:g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201">
                <text:p>1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